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00%" style:text-autospace="none"/>
      <style:text-properties fo:color="#006600" style:font-name="Consolas1" fo:font-size="11pt" style:font-size-asian="11pt" style:font-size-complex="11pt"/>
    </style:style>
    <style:style style:name="P2" style:family="paragraph" style:parent-style-name="Standard" style:list-style-name="">
      <style:paragraph-properties fo:line-height="100%" style:text-autospace="none"/>
      <style:text-properties fo:color="#006600" fo:font-size="11pt" style:font-size-asian="11pt" style:font-size-complex="11pt"/>
    </style:style>
    <style:style style:name="P3" style:family="paragraph" style:parent-style-name="Standard" style:list-style-name="">
      <style:paragraph-properties fo:line-height="100%" style:text-autospace="none"/>
      <style:text-properties fo:font-size="11pt" style:font-size-asian="11pt" style:font-size-complex="11pt"/>
    </style:style>
    <style:style style:name="P4" style:family="paragraph" style:parent-style-name="Text_20_body">
      <style:paragraph-properties fo:line-height="100%" style:text-autospace="none"/>
      <style:text-properties style:font-name="Consolas1" fo:font-size="10pt" style:font-size-asian="10pt" style:font-size-complex="10pt"/>
    </style:style>
    <style:style style:name="P5" style:family="paragraph" style:parent-style-name="Text_20_body">
      <style:paragraph-properties fo:line-height="100%" style:text-autospace="none"/>
    </style:style>
    <style:style style:name="P6" style:family="paragraph" style:parent-style-name="Text_20_body">
      <style:paragraph-properties fo:line-height="100%" style:text-autospace="none"/>
      <style:text-properties fo:color="#000000" style:font-name="Consolas1" fo:font-size="10pt" style:font-size-asian="10pt" style:font-size-complex="10pt"/>
    </style:style>
    <style:style style:name="P7" style:family="paragraph" style:parent-style-name="Text_20_body">
      <style:paragraph-properties fo:line-height="100%" style:text-autospace="none"/>
      <style:text-properties fo:color="#ff3333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Text_20_body">
      <style:paragraph-properties fo:line-height="100%" style:text-autospace="none"/>
      <style:text-properties fo:font-size="12pt" style:font-size-asian="12pt" style:font-size-complex="12pt"/>
    </style:style>
    <style:style style:name="P9" style:family="paragraph" style:parent-style-name="Text_20_body">
      <style:paragraph-properties fo:line-height="100%" style:text-autospace="none"/>
      <style:text-properties fo:font-size="11pt" style:font-size-asian="11pt" style:font-size-complex="11pt"/>
    </style:style>
    <style:style style:name="P10" style:family="paragraph" style:parent-style-name="Text_20_body">
      <style:paragraph-properties fo:line-height="100%" style:text-autospace="none"/>
      <style:text-properties fo:font-size="11pt" style:text-underline-style="solid" style:text-underline-width="auto" style:text-underline-color="font-color" style:font-size-asian="11pt" style:font-size-complex="11pt"/>
    </style:style>
    <style:style style:name="P11" style:family="paragraph" style:parent-style-name="Preformatted_20_Text">
      <style:paragraph-properties fo:line-height="100%" style:text-autospace="none"/>
      <style:text-properties fo:font-variant="normal" fo:text-transform="none" fo:color="#1a1a1a" style:font-name="Inconsolata" fo:font-size="12pt" fo:letter-spacing="normal" fo:font-style="normal" fo:font-weight="normal" style:font-size-asian="11pt" style:font-size-complex="11pt"/>
    </style:style>
    <style:style style:name="P12" style:family="paragraph" style:parent-style-name="Preformatted_20_Text">
      <style:paragraph-properties fo:margin-top="0cm" fo:margin-bottom="0cm" fo:line-height="131%" fo:orphans="2" fo:widows="2" fo:padding="0.049cm" fo:border="0.002cm solid #d1d1d1"/>
      <style:text-properties fo:font-variant="normal" fo:text-transform="none" fo:color="#1a1a1a" fo:letter-spacing="normal"/>
    </style:style>
    <style:style style:name="P13" style:family="paragraph" style:parent-style-name="Preformatted_20_Text">
      <style:paragraph-properties fo:margin-top="0cm" fo:margin-bottom="0cm" fo:line-height="131%" fo:orphans="2" fo:widows="2" fo:padding="0.049cm" fo:border="0.002cm solid #d1d1d1"/>
    </style:style>
    <style:style style:name="T1" style:family="text">
      <style:text-properties fo:color="#000000" style:font-name="Consolas" style:font-name-asian="Consolas" style:font-name-complex="Consolas"/>
    </style:style>
    <style:style style:name="T2" style:family="text">
      <style:text-properties fo:color="#0000ff" style:font-name="Consolas" style:font-name-asian="Consolas" style:font-name-complex="Consolas"/>
    </style:style>
    <style:style style:name="T3" style:family="text">
      <style:text-properties fo:color="#0000ff" style:font-name="Consolas1" style:font-name-asian="Consolas" style:font-name-complex="Consolas"/>
    </style:style>
    <style:style style:name="T4" style:family="text">
      <style:text-properties fo:color="#a31515" style:font-name="Consolas" style:font-name-asian="Consolas" style:font-name-complex="Consolas"/>
    </style:style>
    <style:style style:name="T5" style:family="text">
      <style:text-properties fo:color="#a31515" style:font-name="Consolas1" style:font-name-asian="Consolas" style:font-name-complex="Consolas"/>
    </style:style>
    <style:style style:name="T6" style:family="text">
      <style:text-properties fo:font-variant="normal" fo:text-transform="none" fo:color="#a31515" style:font-name="Consolas1" fo:font-size="10pt" fo:letter-spacing="normal" fo:font-style="normal" fo:font-weight="normal" style:font-name-asian="Consolas" style:font-size-asian="10pt" style:font-name-complex="Consolas" style:font-size-complex="10pt"/>
    </style:style>
    <style:style style:name="T7" style:family="text">
      <style:text-properties fo:font-variant="normal" fo:text-transform="none" fo:color="#a31515" style:font-name="Consolas1" fo:letter-spacing="normal" fo:font-style="normal" fo:font-weight="normal" style:font-name-asian="Consolas" style:font-name-complex="Consolas"/>
    </style:style>
    <style:style style:name="T8" style:family="text">
      <style:text-properties fo:font-variant="normal" fo:text-transform="none" fo:color="#000000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9" style:family="text">
      <style:text-properties fo:font-variant="normal" fo:text-transform="none" fo:color="#000000" style:font-name="Consolas" fo:letter-spacing="normal" fo:font-style="normal" fo:font-weight="normal" style:font-name-asian="Consolas" style:font-name-complex="Consolas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Consolas1" fo:font-size="10pt" fo:letter-spacing="normal" fo:font-style="normal" fo:font-weight="normal" style:font-name-asian="Consolas" style:font-size-asian="10pt" style:font-name-complex="Consolas" style:font-size-complex="10pt"/>
    </style:style>
    <style:style style:name="T13" style:family="text">
      <style:text-properties fo:font-variant="normal" fo:text-transform="none" fo:color="#000000" style:font-name="Consolas1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14" style:family="text">
      <style:text-properties fo:font-variant="normal" fo:text-transform="none" fo:color="#000000" style:font-name="Consolas1" fo:letter-spacing="normal" fo:font-style="normal" fo:font-weight="normal"/>
    </style:style>
    <style:style style:name="T15" style:family="text">
      <style:text-properties fo:font-variant="normal" fo:text-transform="none" fo:color="#000000" style:font-name="Consolas1" fo:letter-spacing="normal" fo:font-style="normal" fo:font-weight="normal" style:font-name-asian="Consolas" style:font-name-complex="Consolas"/>
    </style:style>
    <style:style style:name="T16" style:family="text">
      <style:text-properties fo:font-variant="normal" fo:text-transform="none" fo:color="#000000" style:font-name="Consolas1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000000" style:font-name="Consolas1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800000" style:font-name="Consolas1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800000" style:font-name="Consolas1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style:font-name-asian="Consolas" style:font-name-complex="Consolas"/>
    </style:style>
    <style:style style:name="T22" style:family="text">
      <style:text-properties fo:font-variant="normal" fo:text-transform="none" fo:color="#669900" style:font-name="Consolas1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669900" style:font-name="Consolas1" fo:letter-spacing="normal" fo:font-style="normal" fo:font-weight="normal"/>
    </style:style>
    <style:style style:name="T24" style:family="text">
      <style:text-properties fo:font-variant="normal" fo:text-transform="none" fo:color="#669900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25" style:family="text">
      <style:text-properties fo:font-variant="normal" fo:text-transform="none" fo:color="#669900" style:font-name="Consolas" fo:letter-spacing="normal" fo:font-style="normal" fo:font-weight="normal" style:font-name-asian="Consolas" style:font-name-complex="Consolas"/>
    </style:style>
    <style:style style:name="T26" style:family="text">
      <style:text-properties fo:font-variant="normal" fo:text-transform="none" fo:color="#006600" style:font-name="Consolas1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006600" style:font-name="Consolas1" fo:font-size="10pt" fo:letter-spacing="normal" fo:font-style="normal" fo:font-weight="normal" style:font-name-asian="Consolas" style:font-size-asian="10pt" style:font-name-complex="Consolas" style:font-size-complex="10pt"/>
    </style:style>
    <style:style style:name="T28" style:family="text">
      <style:text-properties fo:font-variant="normal" fo:text-transform="none" fo:color="#006600" style:font-name="Consolas1" fo:letter-spacing="normal" fo:font-style="normal" fo:font-weight="normal"/>
    </style:style>
    <style:style style:name="T29" style:family="text">
      <style:text-properties fo:font-variant="normal" fo:text-transform="none" fo:color="#006600" style:font-name="Consolas1" fo:letter-spacing="normal" fo:font-style="normal" fo:font-weight="normal" style:font-name-asian="Consolas" style:font-name-complex="Consolas"/>
    </style:style>
    <style:style style:name="T30" style:family="text">
      <style:text-properties fo:font-variant="normal" fo:text-transform="none" fo:color="#007826" style:font-name="Consolas1" fo:font-size="10pt" fo:letter-spacing="normal" fo:font-style="normal" fo:font-weight="normal" style:font-size-asian="10pt" style:font-size-complex="10pt"/>
    </style:style>
    <style:style style:name="T31" style:family="text">
      <style:text-properties fo:font-variant="normal" fo:text-transform="none" fo:color="#007826" style:font-name="Consolas1" fo:letter-spacing="normal" fo:font-style="normal" fo:font-weight="normal"/>
    </style:style>
    <style:style style:name="T32" style:family="text">
      <style:text-properties fo:font-variant="normal" fo:text-transform="none" style:font-name="Consolas1" fo:font-size="10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style:font-name="Consolas1" fo:letter-spacing="normal" fo:font-style="normal" fo:font-weight="normal"/>
    </style:style>
    <style:style style:name="T34" style:family="text">
      <style:text-properties fo:font-variant="normal" fo:text-transform="none" fo:color="#1a1a1a" style:font-name="Inconsolata" fo:font-size="12pt" fo:letter-spacing="normal" fo:font-style="normal" fo:font-weight="normal"/>
    </style:style>
    <style:style style:name="T35" style:family="text">
      <style:text-properties style:font-name="Consolas1"/>
    </style:style>
    <style:style style:name="T36" style:family="text">
      <style:text-properties style:font-name="Consolas1" fo:font-size="10pt" style:font-size-asian="10pt" style:font-size-complex="10pt"/>
    </style:style>
    <style:style style:name="T37" style:family="text">
      <style:text-properties style:font-name="Consolas" style:font-name-asian="Consolas" style:font-name-complex="Consolas"/>
    </style:style>
    <style:style style:name="T38" style:family="text">
      <style:text-properties style:font-name-asian="Consolas" style:font-name-complex="Consolas"/>
    </style:style>
    <style:style style:name="T39" style:family="text">
      <style:text-properties fo:color="#006600" style:font-name="Consolas1" fo:font-size="10pt" style:font-name-asian="Consolas" style:font-size-asian="10pt" style:font-name-complex="Consolas" style:font-size-complex="10pt"/>
    </style:style>
    <style:style style:name="T40" style:family="text">
      <style:text-properties fo:color="#006600" style:font-name="Consolas1" style:font-name-asian="Consolas" style:font-name-complex="Consolas"/>
    </style:style>
    <style:style style:name="T41" style:family="text">
      <style:text-properties fo:color="#007826" style:font-name="Consolas1"/>
    </style:style>
    <style:style style:name="T42" style:family="text">
      <style:text-properties fo:color="#007826" style:font-name="Consolas1" fo:font-size="10pt" style:font-size-asian="10pt" style:font-size-complex="10pt"/>
    </style:style>
    <style:style style:name="T43" style:family="text">
      <style:text-properties style:font-name="Inconsolata" fo:font-size="12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7">SqlConnection ... = new SqlConnection(Properties.Settings.Default.,,,);</text:span></text:p>
      <text:p text:style-name="P2"><text:span text:style-name="T37"/></text:p>
      <text:p text:style-name="P3"><text:span text:style-name="T1">SqlCommand scmdWijzigPostnummer = </text:span><text:span text:style-name="T2">new</text:span><text:span text:style-name="T1"> SqlCommand();</text:span></text:p>
      <text:p text:style-name="P2"><text:span text:style-name="T1">scmdWijzigPostnummer.Connection = scnnArtemis; </text:span></text:p>
      <text:p text:style-name="P3"><text:span text:style-name="T1">scmdWijzigPostnummer.CommandText = </text:span><text:span text:style-name="T4">"UPDATE tblKlanten SET Postnr = '' WHERE Postnr =''"</text:span></text:p>
      <text:p text:style-name="P3"><text:span text:style-name="T4"/></text:p>
      <text:p text:style-name="P1"><text:span text:style-name="T21">scmd.ExecuteScalar(), scmd.ExecuteReader(), scmd.ExecuteNonQuery()</text:span><text:span text:style-name="T38"> </text:span></text:p>
      <text:p text:style-name="P1"><text:span text:style-name="T38"/></text:p>
      <text:p text:style-name="P9"><text:span text:style-name="T7">SqlParameter parKlant = new SqlParameter("@klantnaam", System.Data.SqlDbType.NChar); <text:s/></text:span><text:span text:style-name="T14">scmdAantalBestellingen.Parameters.Add(parKlant); <text:s text:c="26"/>parKlant.Value = cboKlanten.SelectedValue; <text:s text:c="13"/>scmdAantalBestellingen.CommandText = </text:span><text:span text:style-name="T19">"Select count(OrderID) from tblOrders inner join tblKlanten on tblOrders.Klantnummer = tblKlanten.Klantnummer where tblKlanten.Naam = @klantnaam";</text:span><text:span text:style-name="T7"> <text:s/></text:span></text:p>
      <text:p text:style-name="P11"><text:span text:style-name="T5">SqlParameter param <text:s/>= </text:span><text:span text:style-name="T3">new</text:span><text:span text:style-name="T5"> SqlParameter();</text:span></text:p>
      <text:p text:style-name="P12"><text:s text:c="8"/><text:span text:style-name="T43">param.ParameterName = "@City";</text:span></text:p>
      <text:p text:style-name="P12"><text:s text:c="8"/><text:span text:style-name="T43">param.Value <text:s text:c="8"/>= inputCity;</text:span></text:p>
      <text:p text:style-name="P13"><text:span text:style-name="T34">scmdWijzigPostnummer.parameters.Add(param);</text:span></text:p>
      <text:p text:style-name="P9"><text:span text:style-name="T29">SqlDataReader sdrWerknemers;</text:span><text:span text:style-name="T40"> </text:span><text:span text:style-name="T29">sdrWerknemers = scmdWerknemers.ExecuteReader() <text:s text:c="7"/></text:span><text:span text:style-name="T28">while (sdrWerknemers.Read()){ String strlijn; <text:s text:c="35"/>strlijn = sdrWerknemers["Familienaam"].ToString(); lstWerknemers.Items.Add(strlijn); </text:span><text:span text:style-name="T23">}</text:span></text:p>
      <text:p text:style-name="P9"><text:span text:style-name="T15">SELECT Naam </text:span><text:span text:style-name="T14">FROM tblKlanten where Naam like 'K%' <text:s text:c="33"/></text:span></text:p>
      <text:p text:style-name="P9"><text:span text:style-name="T28">SELECT Productnaam FROM tblProducten order by Productnaam ASC</text:span><text:span text:style-name="T25"> </text:span><text:span text:style-name="T9"><text:s text:c="21"/></text:span></text:p>
      <text:p text:style-name="P9"><text:span text:style-name="T15">SELECT Count(Klantnummer) AS Aantal, Gemeente </text:span><text:span text:style-name="T14">FROM tblKlanten WHERE ((Naam Like 'J%') </text:span></text:p>
      <text:p text:style-name="P9"><text:span text:style-name="T28">SELECT Gemeente, COUNT(*) AS Klanten FROM tblKlanten Group by Gemeente Having Gemeente like ‘h%’ and count(*) &gt; 10 <text:s text:c="54"/></text:span></text:p>
      <text:p text:style-name="P9"><text:span text:style-name="T14">SELECT Count(Productnummer) as AantalProducten, Land <text:s/>FROM tblProducten inner join tblLeveranciers on tblProducten.Leveranciersnummer = tblLeveranciers.Leveranciersnummer Group by Land Having Count(Productnummer) &gt; 10 order by Land <text:s text:c="21"/></text:span></text:p>
      <text:p text:style-name="P9"><text:span text:style-name="T31">UPDATE tblKlanten SET Opmerking='Geen korting toekennen'_ WHERE Type='P'; <text:s text:c="2"/></text:span><text:span text:style-name="T14"><text:s text:c="6"/></text:span></text:p>
      <text:p text:style-name="P9"><text:span text:style-name="T35">INSERT INTO tblWerknemers(Familienaam, Voornaam, Adres, Gemeente, Postcode, Geboortedatum, Geslacht)_VALUES ('Knaepen','Ilse','Herto 6','Stevoort','3512',13/09/1971,2);</text:span><text:span text:style-name="T14"> <text:s text:c="46"/></text:span></text:p>
      <text:p text:style-name="P9"><text:span text:style-name="T41">DELETE FROM tblKlanten_WHERE Type='P' and Saldo&gt;50;</text:span><text:span text:style-name="T31"> </text:span><text:span text:style-name="T14"><text:s text:c="32"/></text:span></text:p>
      <text:p text:style-name="P9"><text:span text:style-name="T14">DROP TABLE tblStagiairs </text:span></text:p>
      <text:p text:style-name="P10"><text:span text:style-name="T14">(localdb)\MSSQLLocalDB </text:span></text:p>
      <text:p text:style-name="P8"><text:span text:style-name="T14">Data Source=(LocalDB)\MSSQLLocalDB;AttachDbFilename=|DataDirectory|\Data\ScoreDB.mdf;Integrated Security=True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oft-page-break/><text:span text:style-name="T17">newBtn.Click += new RoutedEventHandler(newBtn_Click);</text:span></text:p>
      <text:p text:style-name="P9"><text:span text:style-name="T14">tmrOmhoog.Interval = TimeSpan.FromMilliseconds(50); <text:s text:c="3"/></text:span></text:p>
      <text:p text:style-name="P9"><text:span text:style-name="T14">tmrOmhoog.Start(); tmrOmhoog.Tick += tmrOmhoog_Tick; </text:span></text:p>
      <text:p text:style-name="P9"><text:span text:style-name="T14"/></text:p>
      <text:p text:style-name="P9"><text:span text:style-name="T14">//CONSTRUCTOR public Lift(Gebouw pobjGebouw) </text:span></text:p>
      <text:p text:style-name="P9"><text:span text:style-name="T14">objLisstboxitem = (ListBoxItem)lstKeuze.SelectedItem;</text:span></text:p>
      <text:p text:style-name="P9"><text:span text:style-name="T14"><text:s/></text:span></text:p>
      <text:p text:style-name="P9"><text:span text:style-name="T16">protected </text:span><text:span text:style-name="T14">string _naam, _postcode, _gemeente, _straatnr; </text:span></text:p>
      <text:p text:style-name="P7"><text:span text:style-name="T33">public virtual string Spreek() </text:span></text:p>
      <text:p text:style-name="P7"><text:span text:style-name="T33">public override string Spreek() <text:s/></text:span></text:p>
      <text:p text:style-name="P7"><text:span text:style-name="T33">class Leerling : Persoon </text:span></text:p>
      <text:p text:style-name="P7"><text:span text:style-name="T33"/></text:p>
      <text:p text:style-name="P9"><text:span text:style-name="T14">private &lt;List&gt; _reizen; </text:span></text:p>
      <text:p text:style-name="P9"><text:span text:style-name="T14">public &lt;List&gt; Reizen { get { return _reizen; } } </text:span></text:p>
      <text:p text:style-name="P9"><text:span text:style-name="T14">_reizen.Count; </text:span></text:p>
      <text:p text:style-name="P9"><text:span text:style-name="T14"/></text:p>
      <text:p text:style-name="P9"><text:span text:style-name="T14">public Reis GeefReis(int pintNr) { </text:span></text:p>
      <text:p text:style-name="P9"><text:span text:style-name="T14"><text:tab/>if (pintNr &gt;= 0 &amp;&amp; pintNr &lt; _reizen.Count) </text:span></text:p>
      <text:p text:style-name="P9"><text:span text:style-name="T14"><text:tab/><text:tab/>{ return _reizen[pintNr]; } </text:span></text:p>
      <text:p text:style-name="P9"><text:span text:style-name="T14"><text:tab/>else { return null; } } </text:span></text:p>
      <text:p text:style-name="P9"><text:span text:style-name="T14"/></text:p>
      <text:p text:style-name="P9"><text:span text:style-name="T14">public decimal TotaleKostprijs() { </text:span></text:p>
      <text:p text:style-name="P9"><text:span text:style-name="T14"><text:tab/><text:tab/>decimal totaal = 0; </text:span></text:p>
      <text:p text:style-name="P9"><text:span text:style-name="T14"><text:tab/>foreach (Reis objReis in _reizen) { </text:span></text:p>
      <text:p text:style-name="P9"><text:span text:style-name="T14"><text:tab/><text:tab/>totaal = totaal + objReis.Kostprijs; } return totaal; } </text:span></text:p>
      <text:p text:style-name="P9"><text:span text:style-name="T14"/></text:p>
      <text:p text:style-name="P9"><text:span text:style-name="T14">public void VerwijderReis(int pintNR) { <text:tab/></text:span></text:p>
      <text:p text:style-name="P9"><text:span text:style-name="T14"><text:tab/>if (pintNR &gt;= 0 &amp;&amp; pintNR &lt; _reizen.Count) <text:tab/>{ </text:span></text:p>
      <text:p text:style-name="P9"><text:span text:style-name="T14"><text:tab/><text:tab/>_reizen.RemoveAt(pintNR); } } </text:span></text:p>
      <text:p text:style-name="P9"><text:span text:style-name="T14"/></text:p>
      <text:p text:style-name="P9"><text:span text:style-name="T14">public void WisReizenLand(String land) { </text:span></text:p>
      <text:p text:style-name="P9"><text:span text:style-name="T14"><text:tab/>for (int i = _reizen.Count - 1; i &gt;= 0; i--) { </text:span></text:p>
      <text:p text:style-name="P9"><text:span text:style-name="T14"><text:tab/><text:tab/>if (_reizen[i].Land == land) </text:span></text:p>
      <text:p text:style-name="P9"><text:span text:style-name="T14"><text:tab/><text:tab/><text:tab/>{ _reizen.RemoveAt(i); } } } </text:span></text:p>
      <text:p text:style-name="P9"><text:span text:style-name="T14"/></text:p>
      <text:p text:style-name="P5"><text:span text:style-name="T11"/></text:p>
      <text:p text:style-name="P6"><text:span text:style-name="T20"><text:s/></text:span></text:p>
      <text:p text:style-name="P4"><text:span text:style-name="T10"/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vi Boelen</meta:initial-creator>
    <meta:creation-date>2019-06-19T13:48:15.14</meta:creation-date>
    <dc:date>2019-06-19T20:03:04.12</dc:date>
    <dc:creator>Evi Boelen</dc:creator>
    <meta:editing-duration>PT5H14M7S</meta:editing-duration>
    <meta:editing-cycles>4</meta:editing-cycles>
    <meta:generator>OpenOffice/4.1.6$Win32 OpenOffice.org_project/416m1$Build-9790</meta:generator>
    <meta:printed-by>Evi Boelen</meta:printed-by>
    <meta:print-date>2019-06-19T19:59:33.32</meta:print-date>
    <meta:document-statistic meta:table-count="0" meta:image-count="0" meta:object-count="0" meta:page-count="2" meta:paragraph-count="51" meta:word-count="321" meta:character-count="3400"/>
  </office:meta>
</office:document-meta>
</file>